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6.79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Сызранский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6376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Бередов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Вишн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Вокз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Гагар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Горьк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Железнодоро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Керамиче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Кирпи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Крупск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Куйбыш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Курга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Октябрь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Подстанци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Спор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Хвалын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Чапаев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7">
            <text:p>ул. Электрод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Балашейка</text:p>
          </table:table-cell>
          <table:table-cell office:value-type="string" table:style-name="ce6">
            <text:p>пгт. Балашейка<text:s/></text:p>
          </table:table-cell>
          <table:table-cell office:value-type="string" table:style-name="ce6">
            <text:p>ул. 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Вишн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Московский тракт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6">
            <text:p>ул. ЖБК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Железнодоро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пер. Жигулевски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Колхоз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6">
            <text:p>ул. Лен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6">
            <text:p>ул. М.Горьк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пер. Октябрьски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Парк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пер. Первомайски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6">
            <text:p>ул. Победы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Порт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Примор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Прич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пер. Прям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6">
            <text:p>ул. Пушкин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Рабоч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Станцион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Тополи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ГП Междуреченск</text:p>
          </table:table-cell>
          <table:table-cell office:value-type="string" table:style-name="ce6">
            <text:p>пгт. Междуреченск<text:s/>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Да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Лес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Осення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6">
            <text:p>ул. Панчехино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с. Демидовка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Берез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пер. Больничный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Вишне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Дач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Демидовск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Жуковского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Зеле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Ивушка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Кленов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5"/>
          <table:table-cell table:number-columns-repeated="16374" table:style-name="ce1"/>
        </table:table-row>
        <table:table-row table:style-name="ro2">
          <table:table-cell table:style-name="ce8"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Ленина</text:p>
          </table:table-cell>
          <table:table-cell table:number-columns-repeated="16379" table:style-name="ce5"/>
        </table:table-row>
        <table:table-row table:style-name="ro2">
          <table:table-cell table:style-name="ce8"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Леоненко</text:p>
          </table:table-cell>
          <table:table-cell table:number-columns-repeated="16379" table:style-name="ce5"/>
        </table:table-row>
        <table:table-row table:style-name="ro2">
          <table:table-cell table:style-name="ce8"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Луговая</text:p>
          </table:table-cell>
          <table:table-cell table:number-columns-repeated="16379" table:style-name="ce5"/>
        </table:table-row>
        <table:table-row table:style-name="ro2">
          <table:table-cell table:style-name="ce8"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Магистральная</text:p>
          </table:table-cell>
          <table:table-cell table:number-columns-repeated="16379" table:style-name="ce5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Молодогварде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Московский тракт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Московский тракт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Ново-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Пригор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Пушк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Ряби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1-я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6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арламово</text:p>
          </table:table-cell>
          <table:table-cell office:value-type="string" table:style-name="ce7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ице-Смильтэнэ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Вице-Смильтэнэ</text:p>
          </table:table-cell>
          <table:table-cell office:value-type="string" table:style-name="ce7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Новая Крымза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Новая Крымза</text:p>
          </table:table-cell>
          <table:table-cell office:value-type="string" table:style-name="ce7">
            <text:p>ул. Зауси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Новая Крымза</text:p>
          </table:table-cell>
          <table:table-cell office:value-type="string" table:style-name="ce7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Новая Крымз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Новая Крымза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Плодопитомник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Плодопитомник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Плодопитомник</text:p>
          </table:table-cell>
          <table:table-cell office:value-type="string" table:style-name="ce7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арламово</text:p>
          </table:table-cell>
          <table:table-cell office:value-type="string" table:style-name="ce6">
            <text:p>п. Плодопитомник</text:p>
          </table:table-cell>
          <table:table-cell office:value-type="string" table:style-name="ce7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Новые Озерки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Новые Озерки</text:p>
          </table:table-cell>
          <table:table-cell office:value-type="string" table:style-name="ce7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Разбросно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Разбросной</text:p>
          </table:table-cell>
          <table:table-cell office:value-type="string" table:style-name="ce7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Разбросно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Разбросно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имоновски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пер. Детсадов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Железно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пер. Зеле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пер. Рабоч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6">
            <text:p>ул. Скворц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Шиго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п. Сборный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ж/д рзд 13 км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ж/д рзд 21 км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Волжское</text:p>
          </table:table-cell>
          <table:table-cell office:value-type="string" table:style-name="ce6">
            <text:p>ст. Радуга</text:p>
          </table:table-cell>
          <table:table-cell office:value-type="string" table:style-name="ce7">
            <text:p>ул. Путе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6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Промысл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пер. Центра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6">
            <text:p>ул. Чап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пер. Шко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Жемков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6">
            <text:p>ул. Тимеряз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6">
            <text:p>ул. Березов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6">
            <text:p>ул. Заключев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6">
            <text:p>ул. Корол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На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Ниж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с. Трубетчино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п. Дружба</text:p>
          </table:table-cell>
          <table:table-cell office:value-type="string" table:style-name="ce7">
            <text:p>ул. Клуб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п. Дружба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п. Дружб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п. Дружба</text:p>
          </table:table-cell>
          <table:table-cell office:value-type="string" table:style-name="ce7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Жемковка</text:p>
          </table:table-cell>
          <table:table-cell office:value-type="string" table:style-name="ce6">
            <text:p>п. Красное Поле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Кресть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Тру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Забор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6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Нефтепромысл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Развед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Заборовка</text:p>
          </table:table-cell>
          <table:table-cell office:value-type="string" table:style-name="ce6">
            <text:p>с. Заборов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6">
            <text:p>д. Васильевка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п. ДЭУ-48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пер. 1-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пер. Вод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Шосс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Пролет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Куз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6">
            <text:p>ул. ДЭУ-4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Ивашевка</text:p>
          </table:table-cell>
          <table:table-cell office:value-type="string" table:style-name="ce7">
            <text:p>ул. В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6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пер. Север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Тих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6">
            <text:p>ул. Чех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пер. Шко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пер. Ю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д. Кошелевка</text:p>
          </table:table-cell>
          <table:table-cell office:value-type="string" table:style-name="ce7">
            <text:p>ул. Сире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п. Петровка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 Радужное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Троекуровка</text:p>
          </table:table-cell>
          <table:table-cell office:value-type="string" table:style-name="ce7">
            <text:p>ул. Жда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Троекуровка</text:p>
          </table:table-cell>
          <table:table-cell office:value-type="string" table:style-name="ce7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Троекуровка</text:p>
          </table:table-cell>
          <table:table-cell office:value-type="string" table:style-name="ce6">
            <text:p>ул. Надеж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Ивашевка</text:p>
          </table:table-cell>
          <table:table-cell office:value-type="string" table:style-name="ce7">
            <text:p>с.Троекуровка</text:p>
          </table:table-cell>
          <table:table-cell office:value-type="string" table:style-name="ce7">
            <text:p>ул. Подго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Авиацио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Зап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Кир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Кресть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Новостро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Новостроящаяс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Па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зона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6">
            <text:p>ул. Энергет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Волж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ая Рачейка</text:p>
          </table:table-cell>
          <table:table-cell office:value-type="string" table:style-name="ce7">
            <text:p>ул. При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ый Ризадей</text:p>
          </table:table-cell>
          <table:table-cell office:value-type="string" table:style-name="ce6">
            <text:p>ул. Новая Сызран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Новый Ризаде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Кол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6">
            <text:p>ул. Марат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Приб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Тополи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6">
            <text:p>ул. Ф.Уша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При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Весен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1-я Пар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Раду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ая Рачейка</text:p>
          </table:table-cell>
          <table:table-cell office:value-type="string" table:style-name="ce6">
            <text:p>с. Уваровка</text:p>
          </table:table-cell>
          <table:table-cell office:value-type="string" table:style-name="ce7">
            <text:p>ул. Кашта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Взгорье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Взгорье</text:p>
          </table:table-cell>
          <table:table-cell office:value-type="string" table:style-name="ce7">
            <text:p>ул. Пригор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Ерик</text:p>
          </table:table-cell>
          <table:table-cell office:value-type="string" table:style-name="ce7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Ерик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Журавлевский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Куропаткино</text:p>
          </table:table-cell>
          <table:table-cell office:value-type="string" table:style-name="ce7">
            <text:p>ул. В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6">
            <text:p>ул. Дальнее поле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Вост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Комсом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Н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Новозабор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Ново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6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При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Рабоч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Разведо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Сов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заборовский</text:p>
          </table:table-cell>
          <table:table-cell office:value-type="string" table:style-name="ce7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репьевски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репьевский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репьевский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Новорепьевски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п. Песочный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ж/д к-ма 910 км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ж/д рзд. 912 км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ж/д рзд. 950 км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Новозаборовский</text:p>
          </table:table-cell>
          <table:table-cell office:value-type="string" table:style-name="ce6">
            <text:p>ж/д рзд. Ризадей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1-я лини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2-я лини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Волж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Волж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 Завокз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2- я Завокз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Колхоз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Крестьянская</text:p>
          </table:table-cell>
          <table:table-cell table:number-columns-repeated="16379"/>
        </table:table-row>
        <table:table-row table:number-rows-repeated="2"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 Кресть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Кузнец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2-я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Мельни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Мельни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Нефтеперекачивающ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6">
            <text:p>ул. Нефтян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6">
            <text:p>ул. Новая лини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Октябрь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Партиз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 Партиз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2я Партиз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Партизан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Печ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 Печ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Примо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1-я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2-я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ам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Самар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ев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тарокузнец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6">
            <text:p>ул. Степана Раз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6">
            <text:p>ул. Строителе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Строите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пер. Школь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ечерское</text:p>
          </table:table-cell>
          <table:table-cell office:value-type="string" table:style-name="ce7">
            <text:p>ул. Ям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Приусинск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. Нефтеперекачка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пер. Да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пер.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ул. Кра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Красный Миронов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Бузулук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Зеленодол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6">
            <text:p>ул. Марат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Мелекес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Новообразц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6">
            <text:p>ул. Парижской Коммунн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1-я Фрук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п. Образцовы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Печерское</text:p>
          </table:table-cell>
          <table:table-cell office:value-type="string" table:style-name="ce6">
            <text:p>ст. Печерский Берег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пер. Да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6">
            <text:p>ул. Дубовая Рощ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За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пер. Ключе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6">
            <text:p>ул. Новостроящаяс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Пру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п. Майоровский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Абрикос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Адмирала колча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Астрах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Берез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Весен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Виногр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Виш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Декабр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Дуб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Запа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Зеле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Кали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ашта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ерамиче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луб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оммун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Корот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ра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Крестья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Лесн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Летня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Лип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Луг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Механизатор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Мир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Ми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Молодогварде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Нефтепров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Новостроящаяс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Овраж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Пар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Пионе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кло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ос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Соснов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пор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Строите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Упра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пер. Цветоч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Юбилей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Яблон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Рамено</text:p>
          </table:table-cell>
          <table:table-cell office:value-type="string" table:style-name="ce6">
            <text:p>с. Рамено</text:p>
          </table:table-cell>
          <table:table-cell office:value-type="string" table:style-name="ce7">
            <text:p>ул. Яг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молькино</text:p>
          </table:table-cell>
          <table:table-cell office:value-type="string" table:style-name="ce6">
            <text:p>ул. Красный Клин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молькино</text:p>
          </table:table-cell>
          <table:table-cell office:value-type="string" table:style-name="ce7">
            <text:p>ул. Ленингра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молькино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мольки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молькино</text:p>
          </table:table-cell>
          <table:table-cell office:value-type="string" table:style-name="ce7">
            <text:p>ул. Чап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Железнодорожная казарма 874 км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База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Железнодорожные дом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Заво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Карла Маркс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Кир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Ленингра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Лен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Мал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Ми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Моск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Новострое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Песча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Поса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Почт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Пролет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Родник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Солн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Сызран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7">
            <text:p>ул. Троекур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Шил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Щегл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с. Старая Рачейка</text:p>
          </table:table-cell>
          <table:table-cell office:value-type="string" table:style-name="ce6">
            <text:p>ул. Энергетик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п. Гремячи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п. Конопляный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Старая Рачейка</text:p>
          </table:table-cell>
          <table:table-cell office:value-type="string" table:style-name="ce6">
            <text:p>п. Ясная Поляна</text:p>
          </table:table-cell>
          <table:table-cell office:value-type="string" table:style-name="ce7">
            <text:p>ул. Берез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6">
            <text:p>д. Кучуговка</text:p>
          </table:table-cell>
          <table:table-cell office:value-type="string" table:style-name="ce6">
            <text:p>ул. Братьев Григоро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c. Надеждино</text:p>
          </table:table-cell>
          <table:table-cell office:value-type="string" table:style-name="ce7">
            <text:p>пер. Балтий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c. Надеждино</text:p>
          </table:table-cell>
          <table:table-cell office:value-type="string" table:style-name="ce7">
            <text:p>ул. Заовражная 1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c. Надеждино</text:p>
          </table:table-cell>
          <table:table-cell office:value-type="string" table:style-name="ce7">
            <text:p>ул. Заовражная 2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c. Надежди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Осиновка</text:p>
          </table:table-cell>
          <table:table-cell office:value-type="string" table:style-name="ce7">
            <text:p>ул. Карь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Заовра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Кардо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Лесная 1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Лесная 2-я<text:s/>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6">
            <text:p>ул. Новостроящаяс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Озерная 1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Озерная 2-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п. Передовой</text:p>
          </table:table-cell>
          <table:table-cell office:value-type="string" table:style-name="ce7">
            <text:p>ул. Озер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70 лет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Братьев Варвариче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Братьев Краснеев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Братьев Ларюшкиных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Новостроящаяс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Огород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Петра Захар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6">
            <text:p>ул. Специалистов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Ульян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с. Троицкое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д. Черемоховка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Троицкое</text:p>
          </table:table-cell>
          <table:table-cell office:value-type="string" table:style-name="ce7">
            <text:p>д. Черемоховка</text:p>
          </table:table-cell>
          <table:table-cell office:value-type="string" table:style-name="ce7">
            <text:p>ул. Зеле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6">
            <text:p>ул. Жу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6">
            <text:p>ул. Красная горк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7">
            <text:p>ул. Скла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6">
            <text:p>ул. Степана Раза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Губино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Лесная Поляна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7">
            <text:p>с. Лесная Поляна</text:p>
          </table:table-cell>
          <table:table-cell office:value-type="string" table:style-name="ce7">
            <text:p>ул. Центр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Безымян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Первома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пер. Безымян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пер. Первомай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пер. Пролетар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Нач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Примо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Печерские Выселки</text:p>
          </table:table-cell>
          <table:table-cell office:value-type="string" table:style-name="ce7">
            <text:p>ул. Ю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70 лет Октябр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Гагар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К.Маркс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Коммун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Кооператив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Куйбыш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Ленин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Ленинград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Москов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Набер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Октябрь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Победы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Пролетар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пер. Пролетарск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Смирницк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Ф.Энгельс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с. Усинское</text:p>
          </table:table-cell>
          <table:table-cell office:value-type="string" table:style-name="ce6">
            <text:p>ул. Чапа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п. Архангельский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п. Новогубинск</text:p>
          </table:table-cell>
          <table:table-cell office:value-type="string" table:style-name="ce7">
            <text:p>ул. 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п. Новогубинск</text:p>
          </table:table-cell>
          <table:table-cell office:value-type="string" table:style-name="ce7">
            <text:p>ул. Завокза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п. Новогубинск</text:p>
          </table:table-cell>
          <table:table-cell office:value-type="string" table:style-name="ce7">
            <text:p>ул. Сад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Усинское</text:p>
          </table:table-cell>
          <table:table-cell office:value-type="string" table:style-name="ce6">
            <text:p>п. Новогубинск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пер. Безымян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6">
            <text:p>ул. Дзержинского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Железнодоро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туп. Криво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6">
            <text:p>ул. Куйбыше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Молодеж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Но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Полев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Россий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6">
            <text:p>ул. Железник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ул. Школь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с. Чекалино</text:p>
          </table:table-cell>
          <table:table-cell office:value-type="string" table:style-name="ce7">
            <text:p>пер. Спортивны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д. Бутырки</text:p>
          </table:table-cell>
          <table:table-cell office:value-type="string" table:style-name="ce6">
            <text:p>ул. Башканова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д. Бутырки</text:p>
          </table:table-cell>
          <table:table-cell office:value-type="string" table:style-name="ce7">
            <text:p>ул. Дачная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д. Новоселки</text:p>
          </table:table-cell>
          <table:table-cell office:value-type="string" table:style-name="ce7">
            <text:p>пер. Верхний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Сызранский</text:p>
          </table:table-cell>
          <table:table-cell office:value-type="string" table:style-name="ce6">
            <text:p>СП Чекалино</text:p>
          </table:table-cell>
          <table:table-cell office:value-type="string" table:style-name="ce6">
            <text:p>д. Новоселки</text:p>
          </table:table-cell>
          <table:table-cell office:value-type="string" table:style-name="ce7">
            <text:p>ул. Заречная</text:p>
          </table:table-cell>
          <table:table-cell table:number-columns-repeated="16379"/>
        </table:table-row>
        <table:table-row table:number-rows-repeated="10480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14:16:44Z</dc:date>
    <meta:print-date>2019-09-03T05:33:55Z</meta:print-date>
    <meta:editing-cycles>7</meta:editing-cycles>
    <meta:editing-duration>PT14029S</meta:editing-duration>
  </office:meta>
</office:document-meta>
</file>